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82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3.35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>
            <text:p>Stadt</text:p>
          </table:table-cell>
          <table:table-cell table:style-name="ce1" office:value-type="string">
            <text:p>Breitengrad Y</text:p>
          </table:table-cell>
          <table:table-cell table:style-name="ce1" office:value-type="string">
            <text:p>Längengrad X</text:p>
          </table:table-cell>
        </table:table-row>
        <table:table-row table:style-name="ro1">
          <table:table-cell/>
          <table:table-cell office:value-type="string">
            <text:p>Attendorn</text:p>
          </table:table-cell>
          <table:table-cell office:value-type="string">
            <text:p>51.131393</text:p>
          </table:table-cell>
          <table:table-cell office:value-type="string">
            <text:p>7.904944</text:p>
          </table:table-cell>
        </table:table-row>
        <table:table-row table:style-name="ro1">
          <table:table-cell/>
          <table:table-cell office:value-type="string">
            <text:p>Augsburg</text:p>
          </table:table-cell>
          <table:table-cell office:value-type="string">
            <text:p>48.370545</text:p>
          </table:table-cell>
          <table:table-cell office:value-type="string">
            <text:p>10.897790</text:p>
          </table:table-cell>
        </table:table-row>
        <table:table-row table:style-name="ro1">
          <table:table-cell/>
          <table:table-cell office:value-type="string">
            <text:p>Bad Langensalza</text:p>
          </table:table-cell>
          <table:table-cell office:value-type="string">
            <text:p>51.109316</text:p>
          </table:table-cell>
          <table:table-cell office:value-type="string">
            <text:p>10.644519</text:p>
          </table:table-cell>
        </table:table-row>
        <table:table-row table:style-name="ro1">
          <table:table-cell/>
          <table:table-cell office:value-type="string">
            <text:p>Bad Pyrmont</text:p>
          </table:table-cell>
          <table:table-cell office:value-type="string">
            <text:p>51.985565</text:p>
          </table:table-cell>
          <table:table-cell office:value-type="string">
            <text:p>9.252091</text:p>
          </table:table-cell>
        </table:table-row>
        <table:table-row table:style-name="ro1">
          <table:table-cell/>
          <table:table-cell office:value-type="string">
            <text:p>Bamberg</text:p>
          </table:table-cell>
          <table:table-cell office:value-type="string">
            <text:p>49.898814</text:p>
          </table:table-cell>
          <table:table-cell office:value-type="string">
            <text:p>10.902764</text:p>
          </table:table-cell>
        </table:table-row>
        <table:table-row table:style-name="ro1">
          <table:table-cell/>
          <table:table-cell office:value-type="string">
            <text:p>Berlin</text:p>
          </table:table-cell>
          <table:table-cell office:value-type="string">
            <text:p>52.520007</text:p>
          </table:table-cell>
          <table:table-cell office:value-type="string">
            <text:p>13.404954</text:p>
          </table:table-cell>
        </table:table-row>
        <table:table-row table:style-name="ro1">
          <table:table-cell/>
          <table:table-cell office:value-type="string">
            <text:p>Bielefeld</text:p>
          </table:table-cell>
          <table:table-cell office:value-type="string">
            <text:p>52.030228</text:p>
          </table:table-cell>
          <table:table-cell office:value-type="string">
            <text:p>8.532471</text:p>
          </table:table-cell>
        </table:table-row>
        <table:table-row table:style-name="ro1">
          <table:table-cell/>
          <table:table-cell office:value-type="string">
            <text:p>Bietigheim-Bissingen</text:p>
          </table:table-cell>
          <table:table-cell office:value-type="string">
            <text:p>48.947161</text:p>
          </table:table-cell>
          <table:table-cell office:value-type="string">
            <text:p>9.130504</text:p>
          </table:table-cell>
        </table:table-row>
        <table:table-row table:style-name="ro1">
          <table:table-cell/>
          <table:table-cell office:value-type="string">
            <text:p>Bochum</text:p>
          </table:table-cell>
          <table:table-cell office:value-type="string">
            <text:p>51.481845</text:p>
          </table:table-cell>
          <table:table-cell office:value-type="string">
            <text:p>7.216236</text:p>
          </table:table-cell>
        </table:table-row>
        <table:table-row table:style-name="ro1">
          <table:table-cell/>
          <table:table-cell office:value-type="string">
            <text:p>Bonn</text:p>
          </table:table-cell>
          <table:table-cell office:value-type="string">
            <text:p>50.737430</text:p>
          </table:table-cell>
          <table:table-cell office:value-type="string">
            <text:p>7.098207</text:p>
          </table:table-cell>
        </table:table-row>
        <table:table-row table:style-name="ro1">
          <table:table-cell/>
          <table:table-cell office:value-type="string">
            <text:p>Braunschweig</text:p>
          </table:table-cell>
          <table:table-cell office:value-type="string">
            <text:p>52.268874</text:p>
          </table:table-cell>
          <table:table-cell office:value-type="string">
            <text:p>10.526770</text:p>
          </table:table-cell>
        </table:table-row>
        <table:table-row table:style-name="ro1">
          <table:table-cell/>
          <table:table-cell office:value-type="string">
            <text:p>Bremen</text:p>
          </table:table-cell>
          <table:table-cell office:value-type="string">
            <text:p>53.079296</text:p>
          </table:table-cell>
          <table:table-cell office:value-type="string">
            <text:p>8.801694</text:p>
          </table:table-cell>
        </table:table-row>
        <table:table-row table:style-name="ro1">
          <table:table-cell/>
          <table:table-cell office:value-type="string">
            <text:p>Bremerhaven</text:p>
          </table:table-cell>
          <table:table-cell office:value-type="string">
            <text:p>53.539584</text:p>
          </table:table-cell>
          <table:table-cell office:value-type="string">
            <text:p>8.580942</text:p>
          </table:table-cell>
        </table:table-row>
        <table:table-row table:style-name="ro1">
          <table:table-cell/>
          <table:table-cell office:value-type="string">
            <text:p>Celle</text:p>
          </table:table-cell>
          <table:table-cell office:value-type="string">
            <text:p>52.617596</text:p>
          </table:table-cell>
          <table:table-cell office:value-type="string">
            <text:p>10.062851</text:p>
          </table:table-cell>
        </table:table-row>
        <table:table-row table:style-name="ro1">
          <table:table-cell/>
          <table:table-cell office:value-type="string">
            <text:p>Chemnitz</text:p>
          </table:table-cell>
          <table:table-cell office:value-type="string">
            <text:p>50.827845</text:p>
          </table:table-cell>
          <table:table-cell office:value-type="string">
            <text:p>12.921370</text:p>
          </table:table-cell>
        </table:table-row>
        <table:table-row table:style-name="ro1">
          <table:table-cell/>
          <table:table-cell office:value-type="string">
            <text:p>Cottbus</text:p>
          </table:table-cell>
          <table:table-cell office:value-type="string">
            <text:p>51.756311</text:p>
          </table:table-cell>
          <table:table-cell office:value-type="string">
            <text:p>14.332868</text:p>
          </table:table-cell>
        </table:table-row>
        <table:table-row table:style-name="ro1">
          <table:table-cell/>
          <table:table-cell office:value-type="string">
            <text:p>Darmstadt</text:p>
          </table:table-cell>
          <table:table-cell office:value-type="string">
            <text:p>49.872825</text:p>
          </table:table-cell>
          <table:table-cell office:value-type="string">
            <text:p>8.651193</text:p>
          </table:table-cell>
        </table:table-row>
        <table:table-row table:style-name="ro1">
          <table:table-cell/>
          <table:table-cell office:value-type="string">
            <text:p>Dessau</text:p>
          </table:table-cell>
          <table:table-cell office:value-type="string">
            <text:p>51.830817</text:p>
          </table:table-cell>
          <table:table-cell office:value-type="string">
            <text:p>12.242330</text:p>
          </table:table-cell>
        </table:table-row>
        <table:table-row table:style-name="ro1">
          <table:table-cell/>
          <table:table-cell office:value-type="string">
            <text:p>Ditzingen</text:p>
          </table:table-cell>
          <table:table-cell office:value-type="string">
            <text:p>48.826466</text:p>
          </table:table-cell>
          <table:table-cell office:value-type="string">
            <text:p>9.067556</text:p>
          </table:table-cell>
        </table:table-row>
        <table:table-row table:style-name="ro1">
          <table:table-cell/>
          <table:table-cell office:value-type="string">
            <text:p>Dortmund</text:p>
          </table:table-cell>
          <table:table-cell office:value-type="string">
            <text:p>51.513587</text:p>
          </table:table-cell>
          <table:table-cell office:value-type="string">
            <text:p>7.465298</text:p>
          </table:table-cell>
        </table:table-row>
        <table:table-row table:style-name="ro1">
          <table:table-cell/>
          <table:table-cell office:value-type="string">
            <text:p>Dresden</text:p>
          </table:table-cell>
          <table:table-cell office:value-type="string">
            <text:p>51.050409</text:p>
          </table:table-cell>
          <table:table-cell office:value-type="string">
            <text:p>13.737262</text:p>
          </table:table-cell>
        </table:table-row>
        <table:table-row table:style-name="ro1">
          <table:table-cell/>
          <table:table-cell office:value-type="string">
            <text:p>Duisburg</text:p>
          </table:table-cell>
          <table:table-cell office:value-type="string">
            <text:p>51.434408</text:p>
          </table:table-cell>
          <table:table-cell office:value-type="string">
            <text:p>6.762329</text:p>
          </table:table-cell>
        </table:table-row>
        <table:table-row table:style-name="ro1">
          <table:table-cell/>
          <table:table-cell office:value-type="string">
            <text:p>Düren</text:p>
          </table:table-cell>
          <table:table-cell office:value-type="string">
            <text:p>50.802951</text:p>
          </table:table-cell>
          <table:table-cell office:value-type="string">
            <text:p>6.481105</text:p>
          </table:table-cell>
        </table:table-row>
        <table:table-row table:style-name="ro1">
          <table:table-cell/>
          <table:table-cell office:value-type="string">
            <text:p>Düsseldorf</text:p>
          </table:table-cell>
          <table:table-cell office:value-type="string">
            <text:p>51.227741</text:p>
          </table:table-cell>
          <table:table-cell office:value-type="string">
            <text:p>6.773456</text:p>
          </table:table-cell>
        </table:table-row>
        <table:table-row table:style-name="ro1">
          <table:table-cell/>
          <table:table-cell office:value-type="string">
            <text:p>Eberswalde</text:p>
          </table:table-cell>
          <table:table-cell office:value-type="string">
            <text:p>52.837133</text:p>
          </table:table-cell>
          <table:table-cell office:value-type="string">
            <text:p>13.787587</text:p>
          </table:table-cell>
        </table:table-row>
        <table:table-row table:style-name="ro1">
          <table:table-cell/>
          <table:table-cell office:value-type="string">
            <text:p>Essen</text:p>
          </table:table-cell>
          <table:table-cell office:value-type="string">
            <text:p>51.455643</text:p>
          </table:table-cell>
          <table:table-cell office:value-type="string">
            <text:p>7.011555</text:p>
          </table:table-cell>
        </table:table-row>
        <table:table-row table:style-name="ro1">
          <table:table-cell/>
          <table:table-cell office:value-type="string">
            <text:p>Flensburg</text:p>
          </table:table-cell>
          <table:table-cell office:value-type="string">
            <text:p>54.793743</text:p>
          </table:table-cell>
          <table:table-cell office:value-type="string">
            <text:p>9.446996</text:p>
          </table:table-cell>
        </table:table-row>
        <table:table-row table:style-name="ro1">
          <table:table-cell/>
          <table:table-cell office:value-type="string">
            <text:p>Frankfurt am Main</text:p>
          </table:table-cell>
          <table:table-cell office:value-type="string">
            <text:p>50.110922</text:p>
          </table:table-cell>
          <table:table-cell office:value-type="string">
            <text:p>8.682127</text:p>
          </table:table-cell>
        </table:table-row>
        <table:table-row table:style-name="ro1">
          <table:table-cell/>
          <table:table-cell office:value-type="string">
            <text:p>Freiburg</text:p>
          </table:table-cell>
          <table:table-cell office:value-type="string">
            <text:p>47.999008</text:p>
          </table:table-cell>
          <table:table-cell office:value-type="string">
            <text:p>7.842104</text:p>
          </table:table-cell>
        </table:table-row>
        <table:table-row table:style-name="ro1">
          <table:table-cell/>
          <table:table-cell office:value-type="string">
            <text:p>Friedrichshafen</text:p>
          </table:table-cell>
          <table:table-cell office:value-type="string">
            <text:p>47.661765</text:p>
          </table:table-cell>
          <table:table-cell office:value-type="string">
            <text:p>9.480011</text:p>
          </table:table-cell>
        </table:table-row>
        <table:table-row table:style-name="ro1">
          <table:table-cell/>
          <table:table-cell office:value-type="string">
            <text:p>Fürth</text:p>
          </table:table-cell>
          <table:table-cell office:value-type="string">
            <text:p>49.477117</text:p>
          </table:table-cell>
          <table:table-cell office:value-type="string">
            <text:p>10.988667</text:p>
          </table:table-cell>
        </table:table-row>
        <table:table-row table:style-name="ro1">
          <table:table-cell/>
          <table:table-cell office:value-type="string">
            <text:p>Gelsenkirchen</text:p>
          </table:table-cell>
          <table:table-cell office:value-type="string">
            <text:p>51.517744</text:p>
          </table:table-cell>
          <table:table-cell office:value-type="string">
            <text:p>7.085717</text:p>
          </table:table-cell>
        </table:table-row>
        <table:table-row table:style-name="ro1">
          <table:table-cell/>
          <table:table-cell office:value-type="string">
            <text:p>Gladbeck</text:p>
          </table:table-cell>
          <table:table-cell office:value-type="string">
            <text:p>51.570662</text:p>
          </table:table-cell>
          <table:table-cell office:value-type="string">
            <text:p>6.985392</text:p>
          </table:table-cell>
        </table:table-row>
        <table:table-row table:style-name="ro1">
          <table:table-cell/>
          <table:table-cell office:value-type="string">
            <text:p>Goch</text:p>
          </table:table-cell>
          <table:table-cell office:value-type="string">
            <text:p>51.679984</text:p>
          </table:table-cell>
          <table:table-cell office:value-type="string">
            <text:p>6.156552</text:p>
          </table:table-cell>
        </table:table-row>
        <table:table-row table:style-name="ro1">
          <table:table-cell/>
          <table:table-cell office:value-type="string">
            <text:p>Göttingen</text:p>
          </table:table-cell>
          <table:table-cell office:value-type="string">
            <text:p>51.541280</text:p>
          </table:table-cell>
          <table:table-cell office:value-type="string">
            <text:p>9.915804</text:p>
          </table:table-cell>
        </table:table-row>
        <table:table-row table:style-name="ro2">
          <table:table-cell/>
          <table:table-cell office:value-type="string">
            <text:p>Groß-Umstadt</text:p>
          </table:table-cell>
          <table:table-cell office:value-type="string">
            <text:p>49.870154</text:p>
          </table:table-cell>
          <table:table-cell office:value-type="string">
            <text:p>8.926345</text:p>
          </table:table-cell>
        </table:table-row>
        <table:table-row table:style-name="ro1">
          <table:table-cell/>
          <table:table-cell office:value-type="string">
            <text:p>Gütersloh</text:p>
          </table:table-cell>
          <table:table-cell office:value-type="string">
            <text:p>51.903238</text:p>
          </table:table-cell>
          <table:table-cell office:value-type="string">
            <text:p>8.385753</text:p>
          </table:table-cell>
        </table:table-row>
        <table:table-row table:style-name="ro1">
          <table:table-cell/>
          <table:table-cell office:value-type="string">
            <text:p>Halle (Saale)</text:p>
          </table:table-cell>
          <table:table-cell office:value-type="string">
            <text:p>51.496980</text:p>
          </table:table-cell>
          <table:table-cell office:value-type="string">
            <text:p>11.968803</text:p>
          </table:table-cell>
        </table:table-row>
        <table:table-row table:style-name="ro1">
          <table:table-cell/>
          <table:table-cell office:value-type="string">
            <text:p>Hamburg</text:p>
          </table:table-cell>
          <table:table-cell office:value-type="string">
            <text:p>53.551085</text:p>
          </table:table-cell>
          <table:table-cell office:value-type="string">
            <text:p>9.993682</text:p>
          </table:table-cell>
        </table:table-row>
        <table:table-row table:style-name="ro1">
          <table:table-cell/>
          <table:table-cell office:value-type="string">
            <text:p>Hannover</text:p>
          </table:table-cell>
          <table:table-cell office:value-type="string">
            <text:p>52.375892</text:p>
          </table:table-cell>
          <table:table-cell office:value-type="string">
            <text:p>9.732010</text:p>
          </table:table-cell>
        </table:table-row>
        <table:table-row table:style-name="ro1">
          <table:table-cell/>
          <table:table-cell office:value-type="string">
            <text:p>Heidelberg</text:p>
          </table:table-cell>
          <table:table-cell office:value-type="string">
            <text:p>49.398752</text:p>
          </table:table-cell>
          <table:table-cell office:value-type="string">
            <text:p>8.672434</text:p>
          </table:table-cell>
        </table:table-row>
        <table:table-row table:style-name="ro1">
          <table:table-cell/>
          <table:table-cell office:value-type="string">
            <text:p>Heidenheim an der Brenz</text:p>
          </table:table-cell>
          <table:table-cell office:value-type="string">
            <text:p>48.689396</text:p>
          </table:table-cell>
          <table:table-cell office:value-type="string">
            <text:p>10.161095</text:p>
          </table:table-cell>
        </table:table-row>
        <table:table-row table:style-name="ro1">
          <table:table-cell/>
          <table:table-cell office:value-type="string">
            <text:p>Heilbronn</text:p>
          </table:table-cell>
          <table:table-cell office:value-type="string">
            <text:p>49.142693</text:p>
          </table:table-cell>
          <table:table-cell office:value-type="string">
            <text:p>9.210879</text:p>
          </table:table-cell>
        </table:table-row>
        <table:table-row table:style-name="ro1">
          <table:table-cell/>
          <table:table-cell office:value-type="string">
            <text:p>Herne</text:p>
          </table:table-cell>
          <table:table-cell office:value-type="string">
            <text:p>51.536895</text:p>
          </table:table-cell>
          <table:table-cell office:value-type="string">
            <text:p>7.200915</text:p>
          </table:table-cell>
        </table:table-row>
        <table:table-row table:style-name="ro2">
          <table:table-cell/>
          <table:table-cell office:value-type="string">
            <text:p>Hofgeismar</text:p>
          </table:table-cell>
          <table:table-cell office:value-type="string">
            <text:p>51.497093</text:p>
          </table:table-cell>
          <table:table-cell office:value-type="string">
            <text:p>9.386047</text:p>
          </table:table-cell>
        </table:table-row>
        <table:table-row table:style-name="ro2">
          <table:table-cell/>
          <table:table-cell office:value-type="string">
            <text:p>Hohenkirchen</text:p>
          </table:table-cell>
          <table:table-cell office:value-type="string">
            <text:p>53.664168</text:p>
          </table:table-cell>
          <table:table-cell office:value-type="string">
            <text:p>7.915596</text:p>
          </table:table-cell>
        </table:table-row>
        <table:table-row table:style-name="ro1">
          <table:table-cell/>
          <table:table-cell office:value-type="string">
            <text:p>Ibbenbüren</text:p>
          </table:table-cell>
          <table:table-cell office:value-type="string">
            <text:p>52.276772</text:p>
          </table:table-cell>
          <table:table-cell office:value-type="string">
            <text:p>7.718995</text:p>
          </table:table-cell>
        </table:table-row>
        <table:table-row table:style-name="ro2">
          <table:table-cell/>
          <table:table-cell office:value-type="string">
            <text:p>Illingen</text:p>
          </table:table-cell>
          <table:table-cell office:value-type="string">
            <text:p>49.374002</text:p>
          </table:table-cell>
          <table:table-cell office:value-type="string">
            <text:p>7.050551</text:p>
          </table:table-cell>
        </table:table-row>
        <table:table-row table:style-name="ro1">
          <table:table-cell/>
          <table:table-cell office:value-type="string">
            <text:p>Iserlohn</text:p>
          </table:table-cell>
          <table:table-cell office:value-type="string">
            <text:p>51.376510</text:p>
          </table:table-cell>
          <table:table-cell office:value-type="string">
            <text:p>7.696084</text:p>
          </table:table-cell>
        </table:table-row>
        <table:table-row table:style-name="ro1">
          <table:table-cell/>
          <table:table-cell office:value-type="string">
            <text:p>Jena</text:p>
          </table:table-cell>
          <table:table-cell office:value-type="string">
            <text:p>50.927054</text:p>
          </table:table-cell>
          <table:table-cell office:value-type="string">
            <text:p>11.589237</text:p>
          </table:table-cell>
        </table:table-row>
        <table:table-row table:style-name="ro1">
          <table:table-cell/>
          <table:table-cell office:value-type="string">
            <text:p>Karlsruhe</text:p>
          </table:table-cell>
          <table:table-cell office:value-type="string">
            <text:p>49.006890</text:p>
          </table:table-cell>
          <table:table-cell office:value-type="string">
            <text:p>8.403653</text:p>
          </table:table-cell>
        </table:table-row>
        <table:table-row table:style-name="ro1">
          <table:table-cell/>
          <table:table-cell office:value-type="string">
            <text:p>Kiel</text:p>
          </table:table-cell>
          <table:table-cell office:value-type="string">
            <text:p>54.323293</text:p>
          </table:table-cell>
          <table:table-cell office:value-type="string">
            <text:p>10.122765</text:p>
          </table:table-cell>
        </table:table-row>
        <table:table-row table:style-name="ro2">
          <table:table-cell/>
          <table:table-cell office:value-type="string">
            <text:p>Kirchheim unter Teck</text:p>
          </table:table-cell>
          <table:table-cell office:value-type="string">
            <text:p>48.647103</text:p>
          </table:table-cell>
          <table:table-cell office:value-type="string">
            <text:p>9.451964</text:p>
          </table:table-cell>
        </table:table-row>
        <table:table-row table:style-name="ro1">
          <table:table-cell/>
          <table:table-cell office:value-type="string">
            <text:p>Köln</text:p>
          </table:table-cell>
          <table:table-cell office:value-type="string">
            <text:p>50.937531</text:p>
          </table:table-cell>
          <table:table-cell office:value-type="string">
            <text:p>6.960279</text:p>
          </table:table-cell>
        </table:table-row>
        <table:table-row table:style-name="ro1">
          <table:table-cell/>
          <table:table-cell office:value-type="string">
            <text:p>Landshut</text:p>
          </table:table-cell>
          <table:table-cell office:value-type="string">
            <text:p>48.544192</text:p>
          </table:table-cell>
          <table:table-cell office:value-type="string">
            <text:p>12.146853</text:p>
          </table:table-cell>
        </table:table-row>
        <table:table-row table:style-name="ro1">
          <table:table-cell/>
          <table:table-cell office:value-type="string">
            <text:p>Langen bei Bremerhaven</text:p>
          </table:table-cell>
          <table:table-cell office:value-type="string">
            <text:p>53.610086</text:p>
          </table:table-cell>
          <table:table-cell office:value-type="string">
            <text:p>8.607887</text:p>
          </table:table-cell>
        </table:table-row>
        <table:table-row table:style-name="ro1">
          <table:table-cell/>
          <table:table-cell office:value-type="string">
            <text:p>Leipzig</text:p>
          </table:table-cell>
          <table:table-cell office:value-type="string">
            <text:p>51.339695</text:p>
          </table:table-cell>
          <table:table-cell office:value-type="string">
            <text:p>12.373075</text:p>
          </table:table-cell>
        </table:table-row>
        <table:table-row table:style-name="ro1">
          <table:table-cell/>
          <table:table-cell office:value-type="string">
            <text:p>Leverkusen</text:p>
          </table:table-cell>
          <table:table-cell office:value-type="string">
            <text:p>51.045925</text:p>
          </table:table-cell>
          <table:table-cell office:value-type="string">
            <text:p>7.019220</text:p>
          </table:table-cell>
        </table:table-row>
        <table:table-row table:style-name="ro1">
          <table:table-cell/>
          <table:table-cell office:value-type="string">
            <text:p>Lingen</text:p>
          </table:table-cell>
          <table:table-cell office:value-type="string">
            <text:p>52.540308</text:p>
          </table:table-cell>
          <table:table-cell office:value-type="string">
            <text:p>7.329286</text:p>
          </table:table-cell>
        </table:table-row>
        <table:table-row table:style-name="ro1">
          <table:table-cell/>
          <table:table-cell office:value-type="string">
            <text:p>Lübeck</text:p>
          </table:table-cell>
          <table:table-cell office:value-type="string">
            <text:p>53.865467</text:p>
          </table:table-cell>
          <table:table-cell office:value-type="string">
            <text:p>10.686559</text:p>
          </table:table-cell>
        </table:table-row>
        <table:table-row table:style-name="ro1">
          <table:table-cell/>
          <table:table-cell office:value-type="string">
            <text:p>Lüdenscheid</text:p>
          </table:table-cell>
          <table:table-cell office:value-type="string">
            <text:p>51.219104</text:p>
          </table:table-cell>
          <table:table-cell office:value-type="string">
            <text:p>7.631260</text:p>
          </table:table-cell>
        </table:table-row>
        <table:table-row table:style-name="ro2">
          <table:table-cell/>
          <table:table-cell office:value-type="string">
            <text:p>Lüdinghausen</text:p>
          </table:table-cell>
          <table:table-cell office:value-type="string">
            <text:p>51.768214</text:p>
          </table:table-cell>
          <table:table-cell office:value-type="string">
            <text:p>7.446562</text:p>
          </table:table-cell>
        </table:table-row>
        <table:table-row table:style-name="ro1">
          <table:table-cell/>
          <table:table-cell office:value-type="string">
            <text:p>Lüneburg</text:p>
          </table:table-cell>
          <table:table-cell office:value-type="string">
            <text:p>53.246421</text:p>
          </table:table-cell>
          <table:table-cell office:value-type="string">
            <text:p>10.411518</text:p>
          </table:table-cell>
        </table:table-row>
        <table:table-row table:style-name="ro1">
          <table:table-cell/>
          <table:table-cell office:value-type="string">
            <text:p>Magdeburg</text:p>
          </table:table-cell>
          <table:table-cell office:value-type="string">
            <text:p>52.120533</text:p>
          </table:table-cell>
          <table:table-cell office:value-type="string">
            <text:p>11.627624</text:p>
          </table:table-cell>
        </table:table-row>
        <table:table-row table:style-name="ro1">
          <table:table-cell/>
          <table:table-cell office:value-type="string">
            <text:p>Mainz</text:p>
          </table:table-cell>
          <table:table-cell office:value-type="string">
            <text:p>49.992862</text:p>
          </table:table-cell>
          <table:table-cell office:value-type="string">
            <text:p>8.247253</text:p>
          </table:table-cell>
        </table:table-row>
        <table:table-row table:style-name="ro1">
          <table:table-cell/>
          <table:table-cell office:value-type="string">
            <text:p>Mannheim</text:p>
          </table:table-cell>
          <table:table-cell office:value-type="string">
            <text:p>49.487459</text:p>
          </table:table-cell>
          <table:table-cell office:value-type="string">
            <text:p>8.466039</text:p>
          </table:table-cell>
        </table:table-row>
        <table:table-row table:style-name="ro1">
          <table:table-cell/>
          <table:table-cell office:value-type="string">
            <text:p>Marburg</text:p>
          </table:table-cell>
          <table:table-cell office:value-type="string">
            <text:p>50.802173</text:p>
          </table:table-cell>
          <table:table-cell office:value-type="string">
            <text:p>8.766793</text:p>
          </table:table-cell>
        </table:table-row>
        <table:table-row table:style-name="ro1">
          <table:table-cell/>
          <table:table-cell office:value-type="string">
            <text:p>Meerbusch</text:p>
          </table:table-cell>
          <table:table-cell office:value-type="string">
            <text:p>51.250351</text:p>
          </table:table-cell>
          <table:table-cell office:value-type="string">
            <text:p>6.690717</text:p>
          </table:table-cell>
        </table:table-row>
        <table:table-row table:style-name="ro1">
          <table:table-cell/>
          <table:table-cell office:value-type="string">
            <text:p>Menden</text:p>
          </table:table-cell>
          <table:table-cell office:value-type="string">
            <text:p>51.437745</text:p>
          </table:table-cell>
          <table:table-cell office:value-type="string">
            <text:p>7.795334</text:p>
          </table:table-cell>
        </table:table-row>
        <table:table-row table:style-name="ro1">
          <table:table-cell/>
          <table:table-cell office:value-type="string">
            <text:p>Minden</text:p>
          </table:table-cell>
          <table:table-cell office:value-type="string">
            <text:p>52.296492</text:p>
          </table:table-cell>
          <table:table-cell office:value-type="string">
            <text:p>8.894921</text:p>
          </table:table-cell>
        </table:table-row>
        <table:table-row table:style-name="ro1">
          <table:table-cell/>
          <table:table-cell office:value-type="string">
            <text:p>Mönchengladbach</text:p>
          </table:table-cell>
          <table:table-cell office:value-type="string">
            <text:p>51.180457</text:p>
          </table:table-cell>
          <table:table-cell office:value-type="string">
            <text:p>6.442804</text:p>
          </table:table-cell>
        </table:table-row>
        <table:table-row table:style-name="ro1">
          <table:table-cell/>
          <table:table-cell office:value-type="string">
            <text:p>Mülheim an der Ruhr</text:p>
          </table:table-cell>
          <table:table-cell office:value-type="string">
            <text:p>51.418568</text:p>
          </table:table-cell>
          <table:table-cell office:value-type="string">
            <text:p>6.884523</text:p>
          </table:table-cell>
        </table:table-row>
        <table:table-row table:style-name="ro1">
          <table:table-cell/>
          <table:table-cell office:value-type="string">
            <text:p>Müllheim (Baden)</text:p>
          </table:table-cell>
          <table:table-cell office:value-type="string">
            <text:p>47.809162</text:p>
          </table:table-cell>
          <table:table-cell office:value-type="string">
            <text:p>7.618035</text:p>
          </table:table-cell>
        </table:table-row>
        <table:table-row table:style-name="ro1">
          <table:table-cell/>
          <table:table-cell office:value-type="string">
            <text:p>München</text:p>
          </table:table-cell>
          <table:table-cell office:value-type="string">
            <text:p>48.135125</text:p>
          </table:table-cell>
          <table:table-cell office:value-type="string">
            <text:p>11.581981</text:p>
          </table:table-cell>
        </table:table-row>
        <table:table-row table:style-name="ro1">
          <table:table-cell/>
          <table:table-cell office:value-type="string">
            <text:p>Münster</text:p>
          </table:table-cell>
          <table:table-cell office:value-type="string">
            <text:p>51.960665</text:p>
          </table:table-cell>
          <table:table-cell office:value-type="string">
            <text:p>7.626135</text:p>
          </table:table-cell>
        </table:table-row>
        <table:table-row table:style-name="ro1">
          <table:table-cell/>
          <table:table-cell office:value-type="string">
            <text:p>Neuss</text:p>
          </table:table-cell>
          <table:table-cell office:value-type="string">
            <text:p>51.204197</text:p>
          </table:table-cell>
          <table:table-cell office:value-type="string">
            <text:p>6.687951</text:p>
          </table:table-cell>
        </table:table-row>
        <table:table-row table:style-name="ro2">
          <table:table-cell/>
          <table:table-cell office:value-type="string">
            <text:p>Neustadt am Rübenberge</text:p>
          </table:table-cell>
          <table:table-cell office:value-type="string">
            <text:p>52.503585</text:p>
          </table:table-cell>
          <table:table-cell office:value-type="string">
            <text:p>9.451830</text:p>
          </table:table-cell>
        </table:table-row>
        <table:table-row table:style-name="ro1">
          <table:table-cell/>
          <table:table-cell office:value-type="string">
            <text:p>Neuwied</text:p>
          </table:table-cell>
          <table:table-cell office:value-type="string">
            <text:p>50.436187</text:p>
          </table:table-cell>
          <table:table-cell office:value-type="string">
            <text:p>7.466455</text:p>
          </table:table-cell>
        </table:table-row>
        <table:table-row table:style-name="ro1">
          <table:table-cell/>
          <table:table-cell office:value-type="string">
            <text:p>Northeim</text:p>
          </table:table-cell>
          <table:table-cell office:value-type="string">
            <text:p>51.700178</text:p>
          </table:table-cell>
          <table:table-cell office:value-type="string">
            <text:p>9.995906</text:p>
          </table:table-cell>
        </table:table-row>
        <table:table-row table:style-name="ro1">
          <table:table-cell/>
          <table:table-cell office:value-type="string">
            <text:p>Nürnberg</text:p>
          </table:table-cell>
          <table:table-cell office:value-type="string">
            <text:p>49.452102</text:p>
          </table:table-cell>
          <table:table-cell office:value-type="string">
            <text:p>11.076665</text:p>
          </table:table-cell>
        </table:table-row>
        <table:table-row table:style-name="ro1">
          <table:table-cell/>
          <table:table-cell office:value-type="string">
            <text:p>Oderwitz</text:p>
          </table:table-cell>
          <table:table-cell office:value-type="string">
            <text:p>50.963206</text:p>
          </table:table-cell>
          <table:table-cell office:value-type="string">
            <text:p>14.713586</text:p>
          </table:table-cell>
        </table:table-row>
        <table:table-row table:style-name="ro1">
          <table:table-cell/>
          <table:table-cell office:value-type="string">
            <text:p>Offenbach</text:p>
          </table:table-cell>
          <table:table-cell office:value-type="string">
            <text:p>50.095636</text:p>
          </table:table-cell>
          <table:table-cell office:value-type="string">
            <text:p>8.776084</text:p>
          </table:table-cell>
        </table:table-row>
        <table:table-row table:style-name="ro1">
          <table:table-cell/>
          <table:table-cell office:value-type="string">
            <text:p>Oldenburg</text:p>
          </table:table-cell>
          <table:table-cell office:value-type="string">
            <text:p>53.143450</text:p>
          </table:table-cell>
          <table:table-cell office:value-type="string">
            <text:p>8.214552</text:p>
          </table:table-cell>
        </table:table-row>
        <table:table-row table:style-name="ro1">
          <table:table-cell/>
          <table:table-cell office:value-type="string">
            <text:p>Potsdam</text:p>
          </table:table-cell>
          <table:table-cell office:value-type="string">
            <text:p>52.390569</text:p>
          </table:table-cell>
          <table:table-cell office:value-type="string">
            <text:p>13.064473</text:p>
          </table:table-cell>
        </table:table-row>
        <table:table-row table:style-name="ro1">
          <table:table-cell/>
          <table:table-cell office:value-type="string">
            <text:p>Ratingen</text:p>
          </table:table-cell>
          <table:table-cell office:value-type="string">
            <text:p>51.296415</text:p>
          </table:table-cell>
          <table:table-cell office:value-type="string">
            <text:p>6.840184</text:p>
          </table:table-cell>
        </table:table-row>
        <table:table-row table:style-name="ro1">
          <table:table-cell/>
          <table:table-cell office:value-type="string">
            <text:p>Ravensburg</text:p>
          </table:table-cell>
          <table:table-cell office:value-type="string">
            <text:p>47.778270</text:p>
          </table:table-cell>
          <table:table-cell office:value-type="string">
            <text:p>9.612130</text:p>
          </table:table-cell>
        </table:table-row>
        <table:table-row table:style-name="ro1">
          <table:table-cell/>
          <table:table-cell office:value-type="string">
            <text:p>Regensburg</text:p>
          </table:table-cell>
          <table:table-cell office:value-type="string">
            <text:p>49.013430</text:p>
          </table:table-cell>
          <table:table-cell office:value-type="string">
            <text:p>12.101624</text:p>
          </table:table-cell>
        </table:table-row>
        <table:table-row table:style-name="ro1">
          <table:table-cell/>
          <table:table-cell office:value-type="string">
            <text:p>Reutlingen</text:p>
          </table:table-cell>
          <table:table-cell office:value-type="string">
            <text:p>48.506939</text:p>
          </table:table-cell>
          <table:table-cell office:value-type="string">
            <text:p>9.203804</text:p>
          </table:table-cell>
        </table:table-row>
        <table:table-row table:style-name="ro1">
          <table:table-cell/>
          <table:table-cell office:value-type="string">
            <text:p>Rheine</text:p>
          </table:table-cell>
          <table:table-cell office:value-type="string">
            <text:p>52.281569</text:p>
          </table:table-cell>
          <table:table-cell office:value-type="string">
            <text:p>7.443409</text:p>
          </table:table-cell>
        </table:table-row>
        <table:table-row table:style-name="ro1">
          <table:table-cell/>
          <table:table-cell office:value-type="string">
            <text:p>Rodgau</text:p>
          </table:table-cell>
          <table:table-cell office:value-type="string">
            <text:p>50.001276</text:p>
          </table:table-cell>
          <table:table-cell office:value-type="string">
            <text:p>8.876923</text:p>
          </table:table-cell>
        </table:table-row>
        <table:table-row table:style-name="ro1">
          <table:table-cell/>
          <table:table-cell office:value-type="string">
            <text:p>Rosenheim</text:p>
          </table:table-cell>
          <table:table-cell office:value-type="string">
            <text:p>47.857127</text:p>
          </table:table-cell>
          <table:table-cell office:value-type="string">
            <text:p>12.118105</text:p>
          </table:table-cell>
        </table:table-row>
        <table:table-row table:style-name="ro1">
          <table:table-cell/>
          <table:table-cell office:value-type="string">
            <text:p>Rostock</text:p>
          </table:table-cell>
          <table:table-cell office:value-type="string">
            <text:p>54.092441</text:p>
          </table:table-cell>
          <table:table-cell office:value-type="string">
            <text:p>12.099147</text:p>
          </table:table-cell>
        </table:table-row>
        <table:table-row table:style-name="ro1">
          <table:table-cell/>
          <table:table-cell office:value-type="string">
            <text:p>Rüsselsheim</text:p>
          </table:table-cell>
          <table:table-cell office:value-type="string">
            <text:p>49.988750</text:p>
          </table:table-cell>
          <table:table-cell office:value-type="string">
            <text:p>8.421698</text:p>
          </table:table-cell>
        </table:table-row>
        <table:table-row table:style-name="ro1">
          <table:table-cell/>
          <table:table-cell office:value-type="string">
            <text:p>Saarbrücken</text:p>
          </table:table-cell>
          <table:table-cell office:value-type="string">
            <text:p>49.240157</text:p>
          </table:table-cell>
          <table:table-cell office:value-type="string">
            <text:p>6.996933</text:p>
          </table:table-cell>
        </table:table-row>
        <table:table-row table:style-name="ro1">
          <table:table-cell/>
          <table:table-cell office:value-type="string">
            <text:p>Salzgitter</text:p>
          </table:table-cell>
          <table:table-cell office:value-type="string">
            <text:p>52.137866</text:p>
          </table:table-cell>
          <table:table-cell office:value-type="string">
            <text:p>10.389913</text:p>
          </table:table-cell>
        </table:table-row>
        <table:table-row table:style-name="ro1">
          <table:table-cell/>
          <table:table-cell office:value-type="string">
            <text:p>Sauerland</text:p>
          </table:table-cell>
          <table:table-cell office:value-type="string">
            <text:p>51.254127</text:p>
          </table:table-cell>
          <table:table-cell office:value-type="string">
            <text:p>8.169605</text:p>
          </table:table-cell>
        </table:table-row>
        <table:table-row table:style-name="ro2">
          <table:table-cell/>
          <table:table-cell office:value-type="string">
            <text:p>Sögel</text:p>
          </table:table-cell>
          <table:table-cell table:number-columns-repeated="2" office:value-type="string">
            <text:p>52.829410</text:p>
          </table:table-cell>
        </table:table-row>
        <table:table-row table:style-name="ro2">
          <table:table-cell/>
          <table:table-cell office:value-type="string">
            <text:p>Sohland an der Spree</text:p>
          </table:table-cell>
          <table:table-cell office:value-type="string">
            <text:p>51.050822</text:p>
          </table:table-cell>
          <table:table-cell office:value-type="string">
            <text:p>14.444833</text:p>
          </table:table-cell>
        </table:table-row>
        <table:table-row table:style-name="ro1">
          <table:table-cell/>
          <table:table-cell office:value-type="string">
            <text:p>St. Ingbert</text:p>
          </table:table-cell>
          <table:table-cell office:value-type="string">
            <text:p>49.277446</text:p>
          </table:table-cell>
          <table:table-cell office:value-type="string">
            <text:p>7.111899</text:p>
          </table:table-cell>
        </table:table-row>
        <table:table-row table:style-name="ro1">
          <table:table-cell/>
          <table:table-cell office:value-type="string">
            <text:p>Stadtallendorf</text:p>
          </table:table-cell>
          <table:table-cell office:value-type="string">
            <text:p>50.821854</text:p>
          </table:table-cell>
          <table:table-cell office:value-type="string">
            <text:p>9.020215</text:p>
          </table:table-cell>
        </table:table-row>
        <table:table-row table:style-name="ro2">
          <table:table-cell/>
          <table:table-cell office:value-type="string">
            <text:p>Stadtoldendorf</text:p>
          </table:table-cell>
          <table:table-cell office:value-type="string">
            <text:p>51.882479</text:p>
          </table:table-cell>
          <table:table-cell office:value-type="string">
            <text:p>9.628534</text:p>
          </table:table-cell>
        </table:table-row>
        <table:table-row table:style-name="ro1">
          <table:table-cell/>
          <table:table-cell office:value-type="string">
            <text:p>Stolberg</text:p>
          </table:table-cell>
          <table:table-cell office:value-type="string">
            <text:p>50.773088</text:p>
          </table:table-cell>
          <table:table-cell office:value-type="string">
            <text:p>6.225193</text:p>
          </table:table-cell>
        </table:table-row>
        <table:table-row table:style-name="ro1">
          <table:table-cell/>
          <table:table-cell office:value-type="string">
            <text:p>Stuttgart</text:p>
          </table:table-cell>
          <table:table-cell office:value-type="string">
            <text:p>48.775846</text:p>
          </table:table-cell>
          <table:table-cell office:value-type="string">
            <text:p>9.182932</text:p>
          </table:table-cell>
        </table:table-row>
        <table:table-row table:style-name="ro1">
          <table:table-cell/>
          <table:table-cell office:value-type="string">
            <text:p>Süchteln</text:p>
          </table:table-cell>
          <table:table-cell office:value-type="string">
            <text:p>51.287052</text:p>
          </table:table-cell>
          <table:table-cell office:value-type="string">
            <text:p>6.365283</text:p>
          </table:table-cell>
        </table:table-row>
        <table:table-row table:style-name="ro1">
          <table:table-cell/>
          <table:table-cell office:value-type="string">
            <text:p>Tauberbischofsheim</text:p>
          </table:table-cell>
          <table:table-cell office:value-type="string">
            <text:p>49.626320</text:p>
          </table:table-cell>
          <table:table-cell office:value-type="string">
            <text:p>9.655961</text:p>
          </table:table-cell>
        </table:table-row>
        <table:table-row table:style-name="ro1">
          <table:table-cell/>
          <table:table-cell office:value-type="string">
            <text:p>Tuttlingen</text:p>
          </table:table-cell>
          <table:table-cell office:value-type="string">
            <text:p>47.982332</text:p>
          </table:table-cell>
          <table:table-cell office:value-type="string">
            <text:p>8.819209</text:p>
          </table:table-cell>
        </table:table-row>
        <table:table-row table:style-name="ro1">
          <table:table-cell/>
          <table:table-cell office:value-type="string">
            <text:p>Ulm</text:p>
          </table:table-cell>
          <table:table-cell office:value-type="string">
            <text:p>48.401082</text:p>
          </table:table-cell>
          <table:table-cell office:value-type="string">
            <text:p>9.987608</text:p>
          </table:table-cell>
        </table:table-row>
        <table:table-row table:style-name="ro1">
          <table:table-cell/>
          <table:table-cell office:value-type="string">
            <text:p>Villingen-Schwenningen</text:p>
          </table:table-cell>
          <table:table-cell office:value-type="string">
            <text:p>48.059402</text:p>
          </table:table-cell>
          <table:table-cell office:value-type="string">
            <text:p>8.464087</text:p>
          </table:table-cell>
        </table:table-row>
        <table:table-row table:style-name="ro1">
          <table:table-cell/>
          <table:table-cell office:value-type="string">
            <text:p>Wertheim</text:p>
          </table:table-cell>
          <table:table-cell office:value-type="string">
            <text:p>49.758603</text:p>
          </table:table-cell>
          <table:table-cell office:value-type="string">
            <text:p>9.512851</text:p>
          </table:table-cell>
        </table:table-row>
        <table:table-row table:style-name="ro1">
          <table:table-cell/>
          <table:table-cell office:value-type="string">
            <text:p>Wiesbaden</text:p>
          </table:table-cell>
          <table:table-cell office:value-type="string">
            <text:p>50.078218</text:p>
          </table:table-cell>
          <table:table-cell office:value-type="string">
            <text:p>8.239761</text:p>
          </table:table-cell>
        </table:table-row>
        <table:table-row table:style-name="ro1">
          <table:table-cell/>
          <table:table-cell office:value-type="string">
            <text:p>Witten</text:p>
          </table:table-cell>
          <table:table-cell office:value-type="string">
            <text:p>51.443893</text:p>
          </table:table-cell>
          <table:table-cell office:value-type="string">
            <text:p>7.353197</text:p>
          </table:table-cell>
        </table:table-row>
        <table:table-row table:style-name="ro1">
          <table:table-cell/>
          <table:table-cell office:value-type="string">
            <text:p>Wuppertal</text:p>
          </table:table-cell>
          <table:table-cell office:value-type="string">
            <text:p>51.256213</text:p>
          </table:table-cell>
          <table:table-cell office:value-type="string">
            <text:p>7.150764</text:p>
          </table:table-cell>
        </table:table-row>
        <table:table-row table:style-name="ro1">
          <table:table-cell/>
          <table:table-cell office:value-type="string">
            <text:p>Würzburg</text:p>
          </table:table-cell>
          <table:table-cell office:value-type="string">
            <text:p>49.791304</text:p>
          </table:table-cell>
          <table:table-cell office:value-type="string">
            <text:p>9.953355</text:p>
          </table:table-cell>
        </table:table-row>
        <table:table-row table:style-name="ro1">
          <table:table-cell/>
          <table:table-cell office:value-type="string">
            <text:p>Zirndorf</text:p>
          </table:table-cell>
          <table:table-cell office:value-type="string">
            <text:p>49.444555</text:p>
          </table:table-cell>
          <table:table-cell office:value-type="string">
            <text:p>10.955018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18.06.2017</text:date>, <text:time>17:03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6:22:27.65</meta:creation-date>
    <dc:date>2017-06-18T17:03:19.74</dc:date>
    <meta:editing-duration>PT40M51S</meta:editing-duration>
    <meta:editing-cycles>2</meta:editing-cycles>
    <meta:generator>OpenOffice/4.1.3$Win32 OpenOffice.org_project/413m1$Build-9783</meta:generator>
    <meta:document-statistic meta:table-count="3" meta:cell-count="345" meta:object-count="0"/>
  </office:meta>
</office:document-meta>
</file>